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6.63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27.99mm"/>
    </style:style>
    <style:style style:name="co5" style:family="table-column">
      <style:table-column-properties fo:break-before="auto" style:column-width="16.9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2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111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Сила</text:p>
          </table:table-cell>
          <table:table-cell table:style-name="ce2" office:value-type="string" calcext:value-type="string">
            <text:p>Груз</text:p>
          </table:table-cell>
          <table:table-cell table:style-name="ce2" office:value-type="string" calcext:value-type="string">
            <text:p>Бонусный урон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+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2"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2"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2"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2"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2"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5"/>
          <table:table-cell table:style-name="ce2"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5"/>
          <table:table-cell table:style-name="ce2"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1d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11]-[.E11]*3.5" office:value-type="float" office:value="0.5" calcext:value-type="float">
            <text:p>0,5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string" calcext:value-type="string">
            <text:p>1d+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12]-[.E12]*3.5" office:value-type="float" office:value="2.5" calcext:value-type="float">
            <text:p>2,5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string" calcext:value-type="string">
            <text:p>2d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13]-[.E13]*3.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2d+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14]-[.E14]*3.5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string" calcext:value-type="string">
            <text:p>2d+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C15]-[.E15]*3.5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string" calcext:value-type="string">
            <text:p>3d+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C16]-[.E16]*3.5" office:value-type="float" office:value="1.5" calcext:value-type="float">
            <text:p>1,5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4d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C17]-[.E17]*3.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string" calcext:value-type="string">
            <text:p>4d+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C18]-[.E18]*3.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string" calcext:value-type="string">
            <text:p>5d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C19]-[.E19]*3.5" office:value-type="float" office:value="0.5" calcext:value-type="float">
            <text:p>0,5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table:style-name="ce7" office:value-type="string" calcext:value-type="string">
            <text:p>5d+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C20]-[.E20]*3.5" office:value-type="float" office:value="2.5" calcext:value-type="float">
            <text:p>2,5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6" office:value-type="float" office:value="23" calcext:value-type="float">
            <text:p>23</text:p>
          </table:table-cell>
          <table:table-cell table:style-name="ce7" office:value-type="string" calcext:value-type="string">
            <text:p>6d+2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C21]-[.E21]*3.5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6" office:value-type="float" office:value="25" calcext:value-type="float">
            <text:p>25</text:p>
          </table:table-cell>
          <table:table-cell table:style-name="ce7" office:value-type="string" calcext:value-type="string">
            <text:p>7d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C22]-[.E22]*3.5" office:value-type="float" office:value="0.5" calcext:value-type="float">
            <text:p>0,5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6" office:value-type="float" office:value="28" calcext:value-type="float">
            <text:p>28</text:p>
          </table:table-cell>
          <table:table-cell table:style-name="ce7" office:value-type="string" calcext:value-type="string">
            <text:p>8d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C23]-[.E23]*3.5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5"/>
          <table:table-cell table:style-name="ce2"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5"/>
          <table:table-cell table:style-name="ce2" table:number-columns-repeated="3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5"/>
          <table:table-cell table:style-name="ce2"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2"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5"/>
          <table:table-cell table:style-name="ce2"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2"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5"/>
          <table:table-cell table:style-name="ce2"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5"/>
          <table:table-cell table:style-name="ce2"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5"/>
          <table:table-cell table:style-name="ce2"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5"/>
          <table:table-cell table:style-name="ce2" table:number-columns-repeated="3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и далее</text:p>
          </table:table-cell>
          <table:covered-table-cell table:number-columns-repeated="3" table:style-name="ce2"/>
          <table:table-cell table:style-name="ce2"/>
        </table:table-row>
        <table:table-row table:style-name="ro2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(Сила*Сила)/14,4</text:p>
          </table:table-cell>
          <table:table-cell table:style-name="ce8" office:value-type="string" calcext:value-type="string">
            <text:p>бонусный урон = переносимому грузу, 3,5 = 1d</text:p>
          </table:table-cell>
          <table:table-cell table:style-name="ce2" table:number-columns-repeated="2"/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0" loext:min-decimal-places="0" number:min-integer-digits="0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.00.0000</text:date>, <text:time style:data-style-name="N2" text:time-value="22:07:32.7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44S</meta:editing-duration>
    <meta:editing-cycles>5</meta:editing-cycles>
    <meta:generator>LibreOffice/5.2.3.3$Windows_X86_64 LibreOffice_project/d54a8868f08a7b39642414cf2c8ef2f228f780cf</meta:generator>
    <dc:date>2017-03-03T22:22:16.397000000</dc:date>
    <meta:document-statistic meta:table-count="3" meta:cell-count="91" meta:object-count="0"/>
    <meta:user-defined meta:name="Info 1"/>
    <meta:user-defined meta:name="Info 2"/>
    <meta:user-defined meta:name="Info 3"/>
    <meta:user-defined meta:name="Info 4"/>
  </office:meta>
</office:document-meta>
</file>